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535in"/>
    </style:style>
    <style:style style:name="co2" style:family="table-column">
      <style:table-column-properties fo:break-before="auto" style:column-width="0.4854in"/>
    </style:style>
    <style:style style:name="co3" style:family="table-column">
      <style:table-column-properties fo:break-before="auto" style:column-width="2.9193in"/>
    </style:style>
    <style:style style:name="co4" style:family="table-column">
      <style:table-column-properties fo:break-before="auto" style:column-width="1.7583in"/>
    </style:style>
    <style:style style:name="co5" style:family="table-column">
      <style:table-column-properties fo:break-before="auto" style:column-width="9.0307in"/>
    </style:style>
    <style:style style:name="co6" style:family="table-column">
      <style:table-column-properties fo:break-before="auto" style:column-width="7.9366in"/>
    </style:style>
    <style:style style:name="co7" style:family="table-column">
      <style:table-column-properties fo:break-before="auto" style:column-width="22.8335in"/>
    </style:style>
    <style:style style:name="co8" style:family="table-column">
      <style:table-column-properties fo:break-before="auto" style:column-width="3.198in"/>
    </style:style>
    <style:style style:name="co9" style:family="table-column">
      <style:table-column-properties fo:break-before="auto" style:column-width="3.8839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38"/>
    </style:style>
    <style:style style:name="ce2" style:family="table-cell" style:parent-style-name="Default">
      <style:table-cell-properties fo:background-color="#81d41a"/>
    </style:style>
    <style:style style:name="ce3" style:family="table-cell" style:parent-style-name="Default">
      <style:table-cell-properties fo:background-color="#acb20c"/>
    </style:style>
    <style:style style:name="ce4" style:family="table-cell" style:parent-style-name="Default">
      <style:table-cell-properties fo:background-color="#bf819e"/>
    </style:style>
    <style:style style:name="ce5" style:family="table-cell" style:parent-style-name="Default">
      <style:table-cell-properties fo:background-color="#ff4000"/>
    </style:style>
    <style:style style:name="ce6" style:family="table-cell" style:parent-style-name="Default">
      <style:table-cell-properties fo:background-color="#ffbf00"/>
    </style:style>
    <style:style style:name="ce7" style:family="table-cell" style:parent-style-name="Default">
      <style:table-cell-properties fo:background-color="#ff0000"/>
    </style:style>
    <style:style style:name="ce8" style:family="table-cell" style:parent-style-name="Default">
      <style:table-cell-properties fo:background-color="#b85c00"/>
    </style:style>
    <style:style style:name="ce9" style:family="table-cell" style:parent-style-name="Default">
      <style:table-cell-properties fo:background-color="#800080"/>
    </style:style>
    <style:style style:name="ce10" style:family="table-cell" style:parent-style-name="Default">
      <style:table-cell-properties fo:background-color="#3465a4"/>
    </style:style>
    <style:style style:name="ce11" style:family="table-cell" style:parent-style-name="Default">
      <style:table-cell-properties fo:background-color="#158466"/>
    </style:style>
    <style:style style:name="ce12" style:family="table-cell" style:parent-style-name="Default">
      <style:table-cell-properties fo:background-color="#b4c7dc"/>
    </style:style>
    <style:style style:name="ce13" style:family="table-cell" style:parent-style-name="Default">
      <style:table-cell-properties fo:background-color="#ffff00"/>
    </style:style>
    <style:style style:name="ce14" style:family="table-cell" style:parent-style-name="Default">
      <style:table-cell-properties fo:background-color="#b47804"/>
    </style:style>
    <style:style style:name="ce15" style:family="table-cell" style:parent-style-name="Default">
      <style:table-cell-properties fo:background-color="#729fcf"/>
    </style:style>
  </office:automatic-styles>
  <office:body>
    <office:spreadsheet>
      <table:calculation-settings table:automatic-find-labels="false" table:use-regular-expressions="false" table:use-wildcards="true"/>
      <table:table table:name="doc_info_EU_25.csv_labe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opic</text:p>
          </table:table-cell>
          <table:table-cell office:value-type="string" calcext:value-type="string">
            <text:p>Count</text:p>
          </table:table-cell>
          <table:table-cell office:value-type="string" calcext:value-type="string">
            <text:p>Name</text:p>
          </table:table-cell>
          <table:table-cell office:value-type="string" calcext:value-type="string">
            <text:p>Representation</text:p>
          </table:table-cell>
          <table:table-cell office:value-type="string" calcext:value-type="string">
            <text:p>KeyBERT</text:p>
          </table:table-cell>
          <table:table-cell office:value-type="string" calcext:value-type="string">
            <text:p>MMR</text:p>
          </table:table-cell>
          <table:table-cell office:value-type="string" calcext:value-type="string">
            <text:p>Representative_Docs</text:p>
          </table:table-cell>
          <table:table-cell office:value-type="string" calcext:value-type="string">
            <text:p>about-label_prompt1</text:p>
          </table:table-cell>
          <table:table-cell office:value-type="string" calcext:value-type="string">
            <text:p>about-label_prompt2</text:p>
          </table:table-cell>
        </table:table-row>
        <table:table-row table:style-name="ro1">
          <table:table-cell office:value-type="float" office:value="-1" calcext:value-type="float">
            <text:p>-1</text:p>
          </table:table-cell>
          <table:table-cell office:value-type="float" office:value="23288" calcext:value-type="float">
            <text:p>23288</text:p>
          </table:table-cell>
          <table:table-cell office:value-type="string" calcext:value-type="string">
            <text:p>-1_amp_day_time_one</text:p>
          </table:table-cell>
          <table:table-cell office:value-type="string" calcext:value-type="string">
            <text:p>['amp', 'day', 'time', 'one', 'travel', 'today', 'people', 'like', 'back', 'good', 'see', 'get', 'love', 'go', 'great', 'beautiful', 'last', 'ms', 'new', 'us', 'country', 'first', 'home', 'morning', 'world', 'years', 'way', 'would', 'much', 'visit']</text:p>
          </table:table-cell>
          <table:table-cell office:value-type="string" calcext:value-type="string">
            <text:p>['visit', 'trip', 'via', 'hoy', 'travel', 'summer', 'place', 'nice', 'friends', 'let']</text:p>
          </table:table-cell>
          <table:table-cell office:value-type="string" calcext:value-type="string">
            <text:p>['day', 'travel', 'back', 'love', 'go', 'beautiful', 'us', 'country', 'home', 'visit']</text:p>
          </table:table-cell>
          <table:table-cell office:value-type="string" calcext:value-type="string">
            <text:p>['reflecting on a time well spent in and ... lovely friends and beautiful memories! until next time. more photos on my facebook page happy holidays everyone! , ,', 'not only am i going to live in im going to live in a house with an internet friend of years + one of my fav people i met this summer and my other fav person is gonna be working at the hostel right around the corner. its basically like friends (the show)', 'the days of tanning in the are ending. i hope to be back next summer. photography happy beautiful instadaily nature holiday love sun summer tan amazing']</text:p>
          </table:table-cell>
          <table:table-cell office:value-type="string" calcext:value-type="string">
            <text:p><text:s/>#TravelAdventures</text:p>
          </table:table-cell>
          <table:table-cell office:value-type="string" calcext:value-type="string">
            <text:p><text:s/>"Daily Travel Experiences" or “</text:p>
          </table:table-cell>
        </table:table-row>
        <table:table-row table:style-name="ro2">
          <table:table-cell office:value-type="float" office:value="0" calcext:value-type="float">
            <text:p>0</text:p>
          </table:table-cell>
          <table:table-cell office:value-type="float" office:value="6989" calcext:value-type="float">
            <text:p>6989</text:p>
          </table:table-cell>
          <table:table-cell table:style-name="ce1" office:value-type="string" calcext:value-type="string">
            <text:p>0_vatican_travel_pope_city</text:p>
          </table:table-cell>
          <table:table-cell office:value-type="string" calcext:value-type="string">
            <text:p>['vatican', 'travel', 'pope', 'city', 'beautiful', 'art', 'papa', 'snow', 'vaticano', 'musei', 'day', 'sunset', 'one', 'winter', 'visit', 'church', 'museums', 'vaticancity', 'hotel', 'today', 'weather', 'place', 'amp', 'see', 'mass', 'catholic', 'view', 'photography', 'old', 'francis']</text:p>
          </table:table-cell>
          <table:table-cell office:value-type="string" calcext:value-type="string">
            <text:p>['vaticani', 'vaticano', 'basilica', 'vatican', 'vaticancity', 'museo', 'museums', 'museum', 'travelphotography', 'rome']</text:p>
          </table:table-cell>
          <table:table-cell office:value-type="string" calcext:value-type="string">
            <text:p>['vatican', 'city', 'vaticano', 'sunset', 'visit', 'museums', 'vaticancity', 'weather', 'view', 'photography']</text:p>
          </table:table-cell>
          <table:table-cell office:value-type="string" calcext:value-type="string">
            <text:p>['great place for a sunset last night', 'vatican museums', 'vaticancity vatican <text:s/>en']</text:p>
          </table:table-cell>
          <table:table-cell office:value-type="string" calcext:value-type="string">
            <text:p><text:s/>"Vatican City &amp; Pope's</text:p>
          </table:table-cell>
          <table:table-cell office:value-type="string" calcext:value-type="string">
            <text:p> Vatican City Tour &amp; Photography</text:p>
            <text:p>(</text:p>
          </table:table-cell>
        </table:table-row>
        <table:table-row table:style-name="ro2">
          <table:table-cell office:value-type="float" office:value="1" calcext:value-type="float">
            <text:p>1</text:p>
          </table:table-cell>
          <table:table-cell office:value-type="float" office:value="3632" calcext:value-type="float">
            <text:p>3632</text:p>
          </table:table-cell>
          <table:table-cell table:style-name="ce2" office:value-type="string" calcext:value-type="string">
            <text:p>1_team_eurovision_music_game</text:p>
          </table:table-cell>
          <table:table-cell office:value-type="string" calcext:value-type="string">
            <text:p>['team', 'eurovision', 'music', 'game', 'tonight', 'win', 'concert', 'radio', 'football', 'final', 'f1', 'live', 'race', 'great', 'show', 'play', 'nowplaying', 'league', 'time', 'club', 'match', 'see', 'first', 'amp', 'one', 'last', 'song', 'best', 'good', 'new']</text:p>
          </table:table-cell>
          <table:table-cell office:value-type="string" calcext:value-type="string">
            <text:p>['eurovision', 'championship', 'champions', 'teams', 'team', 'tournament', 'fans', 'league', 'stadium', 'win']</text:p>
          </table:table-cell>
          <table:table-cell office:value-type="string" calcext:value-type="string">
            <text:p>['eurovision', 'tonight', 'win', 'concert', 'radio', 'show', 'nowplaying', 'match', 'last', 'song']</text:p>
          </table:table-cell>
          <table:table-cell office:value-type="string" calcext:value-type="string">
            <text:p>['for the fact i am gonna watch the team i grew up supporting play a champions league game live is a life high for me and i am relishing this opportunity welcome to , see you soon', 'next year? eurovision', 'the only football team in all of']</text:p>
          </table:table-cell>
          <table:table-cell office:value-type="string" calcext:value-type="string">
            <text:p> Live Sports &amp; Music Events</text:p>
            <text:p/>
          </table:table-cell>
          <table:table-cell office:value-type="string" calcext:value-type="string">
            <text:p><text:s/>"Live Music &amp; Sports Events"</text:p>
          </table:table-cell>
        </table:table-row>
        <table:table-row table:style-name="ro1">
          <table:table-cell office:value-type="float" office:value="2" calcext:value-type="float">
            <text:p>2</text:p>
          </table:table-cell>
          <table:table-cell office:value-type="float" office:value="1604" calcext:value-type="float">
            <text:p>1604</text:p>
          </table:table-cell>
          <table:table-cell table:style-name="ce3" office:value-type="string" calcext:value-type="string">
            <text:p>2_christmas_happy_day_birthday</text:p>
          </table:table-cell>
          <table:table-cell office:value-type="string" calcext:value-type="string">
            <text:p>['christmas', 'happy', 'day', 'birthday', 'love', 'week', 'good', 'weekend', 'morning', 'thank', 'year', 'beautiful', 'everyone', 'today', 'greetings', 'great', 'new', 'friends', 'th', 'hope', 'monday', 'see', 'saludos', 'nice', 'amp', 'time', 'independence', 'friday', 'like', 'one']</text:p>
          </table:table-cell>
          <table:table-cell office:value-type="string" calcext:value-type="string">
            <text:p>['merry', 'navidad', 'christmas', 'holiday', 'holidays', 'happynewyear', 'birthday', 'saludos', 'feliz', 'greetings']</text:p>
          </table:table-cell>
          <table:table-cell office:value-type="string" calcext:value-type="string">
            <text:p>['christmas', 'happy', 'day', 'birthday', 'weekend', 'everyone', 'greetings', 'friends', 'saludos', 'nice']</text:p>
          </table:table-cell>
          <table:table-cell office:value-type="string" calcext:value-type="string">
            <text:p>['christmas time in', 'happy weekend from', 'happy birthday, !']</text:p>
          </table:table-cell>
          <table:table-cell office:value-type="string" calcext:value-type="string">
            <text:p><text:s/>"Festive Greetings &amp; Well-</text:p>
          </table:table-cell>
          <table:table-cell office:value-type="string" calcext:value-type="string">
            <text:p><text:s/>Holiday Greetings .</text:p>
          </table:table-cell>
        </table:table-row>
        <table:table-row table:style-name="ro1">
          <table:table-cell office:value-type="float" office:value="3" calcext:value-type="float">
            <text:p>3</text:p>
          </table:table-cell>
          <table:table-cell office:value-type="float" office:value="1600" calcext:value-type="float">
            <text:p>1600</text:p>
          </table:table-cell>
          <table:table-cell table:style-name="ce4" office:value-type="string" calcext:value-type="string">
            <text:p>3_foto_posted_publicar_photo</text:p>
          </table:table-cell>
          <table:table-cell office:value-type="string" calcext:value-type="string">
            <text:p>['foto', 'posted', 'publicar', 'photo', 'acaba', 'acabou', 'acabei', 'selfie', 'photos', 'like', 'get', 'got', 'one', 'photography', 'know', 'solo', 'fotos', 'ms', 'say', 'va', 'pra', 'guy', 'ver', 'time', 'go', 'dont', 'pictures', 'vez', 'still', 'could']</text:p>
          </table:table-cell>
          <table:table-cell office:value-type="string" calcext:value-type="string">
            <text:p>['foto', 'photo', 'pic', 'picture', 'hace', 'fotos', 'pics', 'hizo', 'ver', 'pictures']</text:p>
          </table:table-cell>
          <table:table-cell office:value-type="string" calcext:value-type="string">
            <text:p>['foto', 'posted', 'photo', 'selfie', 'photos', 'photography', 'fotos', 'guy', 'vez', 'still']</text:p>
          </table:table-cell>
          <table:table-cell office:value-type="string" calcext:value-type="string">
            <text:p>['acaba de publicar una foto en -', 'acaba de publicar una foto en .', 'acaba de publicar una foto en , .']</text:p>
          </table:table-cell>
          <table:table-cell office:value-type="string" calcext:value-type="string">
            <text:p><text:s/>"Selfies &amp; Photography Sharing"</text:p>
          </table:table-cell>
          <table:table-cell office:value-type="string" calcext:value-type="string">
            <text:p><text:s/>Personal photography moments Enter.</text:p>
          </table:table-cell>
        </table:table-row>
        <table:table-row table:style-name="ro1">
          <table:table-cell office:value-type="float" office:value="4" calcext:value-type="float">
            <text:p>4</text:p>
          </table:table-cell>
          <table:table-cell office:value-type="float" office:value="1559" calcext:value-type="float">
            <text:p>1559</text:p>
          </table:table-cell>
          <table:table-cell table:style-name="ce5" office:value-type="string" calcext:value-type="string">
            <text:p>4_russian_ukrainian_putin_getputin</text:p>
          </table:table-cell>
          <table:table-cell office:value-type="string" calcext:value-type="string">
            <text:p>['russian', 'ukrainian', 'putin', 'getputin', 'military', 'evilputin', 'refugees', 'nato', 'freedomof', 'thefallofputin', 'people', 'forces', 'ukrainians', 'amp', 'invasion', 'russians', 'children', 'army', 'attack', 'support', 'nuclear', 'weapons', 'stop', 'refugee', 'help', 'troops', 'would', 'country', 'civilians', 'missiles']</text:p>
          </table:table-cell>
          <table:table-cell office:value-type="string" calcext:value-type="string">
            <text:p>['ukrainians', 'ukraine', 'kyiv', 'ukrainian', 'russians', 'troops', 'russian', 'soldiers', 'freedomof', 'army']</text:p>
          </table:table-cell>
          <table:table-cell office:value-type="string" calcext:value-type="string">
            <text:p>['ukrainian', 'getputin', 'refugees', 'ukrainians', 'invasion', 'russians', 'children', 'troops', 'civilians', 'missiles']</text:p>
          </table:table-cell>
          <table:table-cell office:value-type="string" calcext:value-type="string">
            <text:p>['ukrainians are great soldiers that are hard to match for any army in the world. thefallofputin <text:s/>getputin evilputin <text:s text:c="2"/>freedomof ', ' is in full control of ukrainian forces thefallofputin <text:s/>getputin evilputin <text:s text:c="2"/>freedomof ', 'picture of ukrainian soldiers in front of <text:s/>sign. "we are already here" thefallofputin <text:s/>getputin evilputin <text:s text:c="2"/>freedomof ']</text:p>
          </table:table-cell>
          <table:table-cell office:value-type="string" calcext:value-type="string">
            <text:p><text:s/>"Ukraine-Russia Conflict &amp; Refugee Crisis</text:p>
          </table:table-cell>
          <table:table-cell office:value-type="string" calcext:value-type="string">
            <text:p><text:s/>Russian-Ukrainian Conflict &amp; Military Invasion</text:p>
          </table:table-cell>
        </table:table-row>
        <table:table-row table:style-name="ro1">
          <table:table-cell office:value-type="float" office:value="5" calcext:value-type="float">
            <text:p>5</text:p>
          </table:table-cell>
          <table:table-cell office:value-type="float" office:value="1337" calcext:value-type="float">
            <text:p>1337</text:p>
          </table:table-cell>
          <table:table-cell table:style-name="ce6" office:value-type="string" calcext:value-type="string">
            <text:p>5_beer_coffee_food_wine</text:p>
          </table:table-cell>
          <table:table-cell office:value-type="string" calcext:value-type="string">
            <text:p>['beer', 'coffee', 'food', 'wine', 'drinking', 'restaurant', 'dinner', 'ale', 'cerveza', 'delicious', 'pizza', 'birra', 'lunch', 'craftbeer', 'foodie', 'bier', 'pivo', 'bire', 'cream', 'chocolate', 'good', 'pasta', 'best', 'publicis', 'cafe', 'meal', 'one', 'foodporn', 'eat', 'amp']</text:p>
          </table:table-cell>
          <table:table-cell office:value-type="string" calcext:value-type="string">
            <text:p>['pivo', 'birra', 'cerveza', 'beer', 'bier', 'beers', 'brewery', 'brewing', 'craftbeer', 'drinks']</text:p>
          </table:table-cell>
          <table:table-cell office:value-type="string" calcext:value-type="string">
            <text:p>['beer', 'restaurant', 'dinner', 'pizza', 'lunch', 'foodie', 'pasta', 'cafe', 'meal', 'foodporn']</text:p>
          </table:table-cell>
          <table:table-cell office:value-type="string" calcext:value-type="string">
            <text:p>['ale bier beer birra bire cerveza pivo <text:s/>craftbeer - drinking a tokyo smoke by publicis', 'ale bier beer birra bire cerveza pivo <text:s/>craftbeer - drinking an cream ale by inale', 'ale bier beer birra bire cerveza pivo <text:s/>craftbeer - drinking an by publicis']</text:p>
          </table:table-cell>
          <table:table-cell office:value-type="string" calcext:value-type="string">
            <text:p><text:s/>Food, Drink &amp; Restaurants Name</text:p>
          </table:table-cell>
          <table:table-cell office:value-type="string" calcext:value-type="string">
            <text:p><text:s/>Culinary Delights 62</text:p>
          </table:table-cell>
        </table:table-row>
        <table:table-row table:style-name="ro1">
          <table:table-cell office:value-type="float" office:value="6" calcext:value-type="float">
            <text:p>6</text:p>
          </table:table-cell>
          <table:table-cell office:value-type="float" office:value="1111" calcext:value-type="float">
            <text:p>1111</text:p>
          </table:table-cell>
          <table:table-cell table:style-name="ce7" office:value-type="string" calcext:value-type="string">
            <text:p>6_meeting_amp_conference_great</text:p>
          </table:table-cell>
          <table:table-cell office:value-type="string" calcext:value-type="string">
            <text:p>['meeting', 'amp', 'conference', 'great', 'minister', 'today', 'climate', 'president', 'future', 'foreign', 'students', 'meet', 'ambassador', 'innovation', 'forward', 'business', 'rgmx', 'event', 'youth', 'education', 'mxico', 'looking', 'new', 'thanks', 'project', 'cooperation', 'welcome', 'research', 'startup', 'young']</text:p>
          </table:table-cell>
          <table:table-cell office:value-type="string" calcext:value-type="string">
            <text:p>['conference', 'meeting', 'ambassador', 'discussion', 'discuss', 'discussed', 'keynote', 'president', 'cooperation', 'welcome']</text:p>
          </table:table-cell>
          <table:table-cell office:value-type="string" calcext:value-type="string">
            <text:p>['meeting', 'conference', 'climate', 'future', 'students', 'ambassador', 'innovation', 'rgmx', 'youth', 'mxico']</text:p>
          </table:table-cell>
          <table:table-cell office:value-type="string" calcext:value-type="string">
            <text:p>['on oct -8, the will host a conference with european decision-makers &amp;amp; leading experts in public health, economics &amp;amp; climate science to propose integral solutions to the pandemic and climate crisis. multiple members of will be speaking at the event.', 'during a meeting with , ambassador of the republic of to , we discussed bilateral relations, the current covid-19 situation and opportunities for further cooperation between the two countries', 'welcome back to ,president . your nd visit to <text:s/>in one year is a strong signal of support &amp;amp; solidarity with us. we have discussed the latest developments in the region, energy security &amp;amp; education, but also our -economic cooperation.']</text:p>
          </table:table-cell>
          <table:table-cell office:value-type="string" calcext:value-type="string">
            <text:p><text:s/>International Conference Youth Innovation</text:p>
          </table:table-cell>
          <table:table-cell office:value-type="string" calcext:value-type="string">
            <text:p><text:s/>"International Political &amp; Educational Conference on Climate</text:p>
          </table:table-cell>
        </table:table-row>
        <table:table-row table:style-name="ro1">
          <table:table-cell office:value-type="float" office:value="7" calcext:value-type="float">
            <text:p>7</text:p>
          </table:table-cell>
          <table:table-cell office:value-type="float" office:value="1012" calcext:value-type="float">
            <text:p>1012</text:p>
          </table:table-cell>
          <table:table-cell table:style-name="ce5" office:value-type="string" calcext:value-type="string">
            <text:p>7_brexit_amp_vote_people</text:p>
          </table:table-cell>
          <table:table-cell office:value-type="string" calcext:value-type="string">
            <text:p>['brexit', 'amp', 'vote', 'people', 'government', 'democracy', 'scotland', 'would', 'party', 'political', 'even', 'referendum', 'country', 'elections', 'right', 'like', 'voted', 'one', 'media', 'british', 'want', 'tax', 'johnson', 'corrupt', 'gobierno', 'election', 'labour', 'leave', 'state', 'think']</text:p>
          </table:table-cell>
          <table:table-cell office:value-type="string" calcext:value-type="string">
            <text:p>['brexit', 'brexiteers', 'referendum', 'parliament', 'politics', 'vote', 'democracy', 'votar', 'voted', 'political']</text:p>
          </table:table-cell>
          <table:table-cell office:value-type="string" calcext:value-type="string">
            <text:p>['brexit', 'vote', 'government', 'democracy', 'scotland', 'political', 'referendum', 'elections', 'british', 'leave']</text:p>
          </table:table-cell>
          <table:table-cell office:value-type="string" calcext:value-type="string">
            <text:p>['the parliament needs to vote a legislation that a no-deal brexit is not allowed unless there is a majority for a no-deal. boris johnson has to respect the democracy and not suspend the voice of the people in order to get in a complete chaos.', "it's a disaster for honesty &amp;amp; transparency in public life that media &amp;amp; both government &amp;amp; main opposition party lab. subscribe to the omert compact not to talk about it. the brexit king has no clothes. cannot last forever &amp;amp; labour in government will not make hard brexit work!", 'labour of course brexit can be eventually undone if there is the political will. brexit is clearly not working &amp;amp; nothing will make it work with tory &amp;amp; lab hard brexit policies out of sm &amp;amp; cu. over time as enlarges to &amp;amp; economy will be increasingly isolated from .']</text:p>
          </table:table-cell>
          <table:table-cell office:value-type="string" calcext:value-type="string">
            <text:p><text:s/>"UK Political Debate Around Brexit &amp; Democracy</text:p>
          </table:table-cell>
          <table:table-cell office:value-type="string" calcext:value-type="string">
            <text:p><text:s/>British Politics &amp; Brexit1 Like </text:p>
          </table:table-cell>
        </table:table-row>
        <table:table-row table:style-name="ro1">
          <table:table-cell office:value-type="float" office:value="8" calcext:value-type="float">
            <text:p>8</text:p>
          </table:table-cell>
          <table:table-cell office:value-type="float" office:value="824" calcext:value-type="float">
            <text:p>824</text:p>
          </table:table-cell>
          <table:table-cell table:style-name="ce8" office:value-type="string" calcext:value-type="string">
            <text:p>8_taxi_chauffeur_flight_train</text:p>
          </table:table-cell>
          <table:table-cell office:value-type="string" calcext:value-type="string">
            <text:p>['taxi', 'chauffeur', 'flight', 'train', 'airport', 'uber', 'bus', 'drivers', 'flights', 'car', 'addison', 'plane', 'flying', 'lee', 'trains', 'back', 'station', 'hours', 'waiting', 'fly', 'driver', 'delayed', 'cars', 'transport', 'get', 'cancelled', 'time', 'got', 'service', 'booked']</text:p>
          </table:table-cell>
          <table:table-cell office:value-type="string" calcext:value-type="string">
            <text:p>['taxi', 'uber', 'chauffeur', 'drivers', 'driver', 'driving', 'passenger', 'car', 'passengers', 'cars']</text:p>
          </table:table-cell>
          <table:table-cell office:value-type="string" calcext:value-type="string">
            <text:p>['taxi', 'chauffeur', 'airport', 'uber', 'bus', 'drivers', 'flights', 'delayed', 'transport', 'booked']</text:p>
          </table:table-cell>
          <table:table-cell office:value-type="string" calcext:value-type="string">
            <text:p>['uber drivers launch class action against ride share company <text:s/>taxi chauffeur', 'uber class action: taxi and hire-car drivers join lawsuit against company taxi chauffeur ', 'uber income taxi chauffeur ']</text:p>
          </table:table-cell>
          <table:table-cell office:value-type="string" calcext:value-type="string">
            <text:p><text:s/>Transportation Issues &amp; Delays</text:p>
          </table:table-cell>
          <table:table-cell office:value-type="string" calcext:value-type="string">
            <text:p><text:s/>Transportation Delays [...]Read more</text:p>
          </table:table-cell>
        </table:table-row>
        <table:table-row table:style-name="ro1">
          <table:table-cell office:value-type="float" office:value="9" calcext:value-type="float">
            <text:p>9</text:p>
          </table:table-cell>
          <table:table-cell office:value-type="float" office:value="377" calcext:value-type="float">
            <text:p>377</text:p>
          </table:table-cell>
          <table:table-cell table:style-name="ce9" office:value-type="string" calcext:value-type="string">
            <text:p>9_coronavirus_covid19_covid_vaccine</text:p>
          </table:table-cell>
          <table:table-cell office:value-type="string" calcext:value-type="string">
            <text:p>['coronavirus', 'covid19', 'covid', 'vaccine', '19', 'cases', 'virus', 'vaccination', 'vaccinated', 'corona', 'covid_19', 'vacunas', 'casos', 'vacunacin', 'infection', 'test', 'covid2019', 'health', 'vaccines', 'people', 'rate', 'lockdown', 'new', 'pandemic', 'deaths', 'infections', 'amp', 'spread', 'rates', 'today']</text:p>
          </table:table-cell>
          <table:table-cell office:value-type="string" calcext:value-type="string">
            <text:p>['coronavirus', 'coronaviruspandemic', 'coronarvirusitalia', 'coronavirusupdate', 'coronaoutbreak', 'virus', 'corona', 'outbreak', 'covid2019', 'epidemic']</text:p>
          </table:table-cell>
          <table:table-cell office:value-type="string" calcext:value-type="string">
            <text:p>['coronavirus', 'vaccine', 'virus', 'vaccination', 'vacunas', 'vacunacin', 'covid2019', 'vaccines', 'pandemic', 'deaths']</text:p>
          </table:table-cell>
          <table:table-cell office:value-type="string" calcext:value-type="string">
            <text:p>['breaking: first case of coronavirus in is confirmed in girl, , who travelled to and was already in quarantine parents have now tested positive ( today) coronavirus covid19 covid19 covid_19', 'breaking: lockdown for people; five new coronavirus cases confirmed (times of ) coronavirus covid_19 covid19 coronacrisis covid19 covid2019', 'coronavirus ']</text:p>
          </table:table-cell>
          <table:table-cell office:value-type="string" calcext:value-type="string">
            <text:p><text:s/>COVID-19 Vaccine &amp; Infection Rates</text:p>
          </table:table-cell>
          <table:table-cell office:value-type="string" calcext:value-type="string">
            <text:p><text:s/>COVID-19 Vaccination &amp; Infection</text:p>
          </table:table-cell>
        </table:table-row>
        <table:table-row table:style-name="ro1">
          <table:table-cell office:value-type="float" office:value="10" calcext:value-type="float">
            <text:p>10</text:p>
          </table:table-cell>
          <table:table-cell office:value-type="float" office:value="376" calcext:value-type="float">
            <text:p>376</text:p>
          </table:table-cell>
          <table:table-cell table:style-name="ce2" office:value-type="string" calcext:value-type="string">
            <text:p>10_fashion_shop_shopping_handmade</text:p>
          </table:table-cell>
          <table:table-cell office:value-type="string" calcext:value-type="string">
            <text:p>['fashion', 'shop', 'shopping', 'handmade', 'style', 'hair', 'earrings', 'jewelry', 'shoes', 'collection', 'bag', 'shirt', 'new', 'dress', 'store', 'black', 'diamonds', 'ootd', 'mystyle', 'wear', 'design', 'online', 'outfit', 'fashionista', 'model', 'platinum', 'love', 'available', 'designer', 'nike']</text:p>
          </table:table-cell>
          <table:table-cell office:value-type="string" calcext:value-type="string">
            <text:p>['fashionista', 'fashion', 'moda', 'fashionblogger', 'glamour', 'dress', 'glam', 'style', 'beauty', 'clothing']</text:p>
          </table:table-cell>
          <table:table-cell office:value-type="string" calcext:value-type="string">
            <text:p>['fashion', 'shop', 'shopping', 'handmade', 'earrings', 'jewelry', 'shoes', 'dress', 'wear', 'fashionista']</text:p>
          </table:table-cell>
          <table:table-cell office:value-type="string" calcext:value-type="string">
            <text:p>['things will change vnv glamour quotes fashion vassiliosnicolaosvitsilogiannis journalist magazine newyork <text:s text:c="3"/>mydubai <text:s/>fashionista lifestyle media model style photography', 'things will change vnv glamour quotes fashion vassiliosnicolaosvitsilogiannis journalist magazine newyork <text:s text:c="3"/>mydubai <text:s/>fashionista lifestyle media model style photography ', 'outfit on a casual sunday ... . . fashion mystyle monaco lifestyle ootd']</text:p>
          </table:table-cell>
          <table:table-cell office:value-type="string" calcext:value-type="string">
            <text:p><text:s/>"Fashion Shopping &amp; Accessories"}</text:p>
          </table:table-cell>
          <table:table-cell office:value-type="string" calcext:value-type="string">
            <text:p><text:s/>"High-End Fashion Shopping"</text:p>
          </table:table-cell>
        </table:table-row>
        <table:table-row table:style-name="ro1">
          <table:table-cell office:value-type="float" office:value="11" calcext:value-type="float">
            <text:p>11</text:p>
          </table:table-cell>
          <table:table-cell office:value-type="float" office:value="349" calcext:value-type="float">
            <text:p>349</text:p>
          </table:table-cell>
          <table:table-cell table:style-name="ce10" office:value-type="string" calcext:value-type="string">
            <text:p>11_bed_house_sale_apartment</text:p>
          </table:table-cell>
          <table:table-cell office:value-type="string" calcext:value-type="string">
            <text:p>['bed', 'house', 'sale', 'apartment', 'detached', 'realestate', 'property', 'semi', 'terraced', 'furnished', 'co', 'bedroom', 'beach', 'price', 'realtor', 'rent', 'reduced', 'cork', 'quick', 'realestateagent', 'view', 'top', 'estate', 'ft', 'sal', 'broker', 'penthouse', 'sunnybeach', 'properties', 'apartments']</text:p>
          </table:table-cell>
          <table:table-cell office:value-type="string" calcext:value-type="string">
            <text:p>['bedroom', 'apartament', 'bed', 'residence', 'apartment', 'house', 'alquilervacacional', 'bungalow', 'apartments', 'penthouse']</text:p>
          </table:table-cell>
          <table:table-cell office:value-type="string" calcext:value-type="string">
            <text:p>['house', 'realestate', 'terraced', 'bedroom', 'price', 'realtor', 'realestateagent', 'estate', 'penthouse', 'apartments']</text:p>
          </table:table-cell>
          <table:table-cell office:value-type="string" calcext:value-type="string">
            <text:p>[', , | bed detached house m .. | | <text:s/>', ', , , .. | bed detached house m.. | | <text:s/>_', 'a , , | bed detached house m /.. | | <text:s/>']</text:p>
          </table:table-cell>
          <table:table-cell office:value-type="string" calcext:value-type="string">
            <text:p><text:s/>Real Estate Listings- Stack</text:p>
          </table:table-cell>
          <table:table-cell office:value-type="string" calcext:value-type="string">
            <text:p><text:s/>"Real Estate Listings"</text:p>
          </table:table-cell>
        </table:table-row>
        <table:table-row table:style-name="ro2">
          <table:table-cell office:value-type="float" office:value="12" calcext:value-type="float">
            <text:p>12</text:p>
          </table:table-cell>
          <table:table-cell office:value-type="float" office:value="344" calcext:value-type="float">
            <text:p>344</text:p>
          </table:table-cell>
          <table:table-cell table:style-name="ce11" office:value-type="string" calcext:value-type="string">
            <text:p>12_earthquake_min_km_ago</text:p>
          </table:table-cell>
          <table:table-cell office:value-type="string" calcext:value-type="string">
            <text:p>['earthquake', 'min', 'km', 'ago', 'strikes', 'eyewitnesses', 'felt', 'm3', 'trmet', 'm2', 'effects', 'report', 'stories', 'map', 'reported', 'please', 'm4', 'read', 'nw', 'm1', 'potres', 'share', 'reports', 'amp', 'received', 'following', 'sw', 'updated', 'far', 'local']</text:p>
          </table:table-cell>
          <table:table-cell office:value-type="string" calcext:value-type="string">
            <text:p>['terremoto', 'earthquake', 'sismo', 'cutremur', 'earthquakes', 'quakes', 'quake', 'seismic', 'tremor', 'km']</text:p>
          </table:table-cell>
          <table:table-cell office:value-type="string" calcext:value-type="string">
            <text:p>['earthquake', 'km', 'strikes', 'eyewitnesses', 'm2', 'effects', 'map', 'reports', 'amp', 'local']</text:p>
          </table:table-cell>
          <table:table-cell office:value-type="string" calcext:value-type="string">
            <text:p>['felt earthquake (trmet) m3.2 strikes km se of <text:s/>( ) min ago. please report to:', 'felt earthquake (trmet) m3.9 strikes km s of <text:s/>( ) min ago. please report to:', 'felt earthquake (trmet) m3.8 strikes km se of <text:s/>( ) min ago. please report to:']</text:p>
          </table:table-cell>
          <table:table-cell office:value-type="string" calcext:value-type="string">
            <text:p> "Earthquake Effects Reports"</text:p>
            <text:p/>
          </table:table-cell>
          <table:table-cell office:value-type="string" calcext:value-type="string">
            <text:p><text:s/>"Earthquake Reports &amp; Eyewitness Accounts</text:p>
          </table:table-cell>
        </table:table-row>
        <table:table-row table:style-name="ro1">
          <table:table-cell office:value-type="float" office:value="13" calcext:value-type="float">
            <text:p>13</text:p>
          </table:table-cell>
          <table:table-cell office:value-type="float" office:value="324" calcext:value-type="float">
            <text:p>324</text:p>
          </table:table-cell>
          <table:table-cell office:value-type="string" calcext:value-type="string">
            <text:p>13_live_vivir_greater_living</text:p>
          </table:table-cell>
          <table:table-cell office:value-type="string" calcext:value-type="string">
            <text:p>['live', 'vivir', 'greater', 'living', 'vivo', 'distrito', 'campus', 'duty', 'co', 'oostende', 'rossio', 'check', 'home', 'zh', 'know', 'quiero', 'station', 'morar', 'hu', 'lidl', 'move', 'vives', 'bu', 'guaita', 'important', 'usted', 'casa', 'province', 'viviendo', 'lago']</text:p>
          </table:table-cell>
          <table:table-cell office:value-type="string" calcext:value-type="string">
            <text:p>['living', 'viviendo', 'vivir', 'vives', 'live', 'quiero', 'vivo', 'onde', 'casa', 'home']</text:p>
          </table:table-cell>
          <table:table-cell office:value-type="string" calcext:value-type="string">
            <text:p>['vivir', 'living', 'distrito', 'campus', 'oostende', 'home', 'station', 'morar', 'vives', 'guaita']</text:p>
          </table:table-cell>
          <table:table-cell office:value-type="string" calcext:value-type="string">
            <text:p>['you live in ?', 'i live in', 'live now from']</text:p>
          </table:table-cell>
          <table:table-cell office:value-type="string" calcext:value-type="string">
            <text:p><text:s/>Living &amp; Moving AroundAs</text:p>
          </table:table-cell>
          <table:table-cell office:value-type="string" calcext:value-type="string">
            <text:p><text:s/>Living Arrangements &amp; Localities #1</text:p>
          </table:table-cell>
        </table:table-row>
        <table:table-row table:style-name="ro2">
          <table:table-cell office:value-type="float" office:value="14" calcext:value-type="float">
            <text:p>14</text:p>
          </table:table-cell>
          <table:table-cell office:value-type="float" office:value="241" calcext:value-type="float">
            <text:p>241</text:p>
          </table:table-cell>
          <table:table-cell table:style-name="ce2" office:value-type="string" calcext:value-type="string">
            <text:p>14_bike_cycling_bicycle_cycle</text:p>
          </table:table-cell>
          <table:table-cell office:value-type="string" calcext:value-type="string">
            <text:p>['bike', 'cycling', 'bicycle', 'cycle', 'bikes', 'ride', 'bici', 'infra', '00', 'riding', 'training', 'km', 'lanes', 'day', 'bikelife', 'biking', 'mtb', 'marsa', 'biker', 'lane', 'cyclinglife', 'today', 'route', 'cyclists', 'around', 'fun', 'guidelines', 'back', 'road', 'cycletouring']</text:p>
          </table:table-cell>
          <table:table-cell office:value-type="string" calcext:value-type="string">
            <text:p>['bici', 'cycling', 'ciclismo', 'bicicleta', 'cyclingempire', 'biking', 'bike', 'biketrip', 'cyclinglife', 'bicycle']</text:p>
          </table:table-cell>
          <table:table-cell office:value-type="string" calcext:value-type="string">
            <text:p>['bike', 'cycling', 'bikes', 'bici', 'bikelife', 'biking', 'biker', 'cyclinglife', 'cyclists', 'cycletouring']</text:p>
          </table:table-cell>
          <table:table-cell office:value-type="string" calcext:value-type="string">
            <text:p>['guess what bike. ,', 'night cycling. ,', "it's me! in ! on a bike! am i a local now? ,"]</text:p>
          </table:table-cell>
          <table:table-cell office:value-type="string" calcext:value-type="string">
            <text:p><text:s/>Cycling Infrastructure &amp; Routes1 Like</text:p>
          </table:table-cell>
          <table:table-cell office:value-type="string" calcext:value-type="string">
            <text:p> Cycling Infrastructure [...]</text:p>
            <text:p>It</text:p>
          </table:table-cell>
        </table:table-row>
        <table:table-row table:style-name="ro2">
          <table:table-cell office:value-type="float" office:value="15" calcext:value-type="float">
            <text:p>15</text:p>
          </table:table-cell>
          <table:table-cell office:value-type="float" office:value="184" calcext:value-type="float">
            <text:p>184</text:p>
          </table:table-cell>
          <table:table-cell table:style-name="ce1" office:value-type="string" calcext:value-type="string">
            <text:p>15_country_smallest_world_countries</text:p>
          </table:table-cell>
          <table:table-cell office:value-type="string" calcext:value-type="string">
            <text:p>['country', 'smallest', 'world', 'countries', 'one', 'visited', 'th', 'list', 'bg', 'tiny', 'state', 'best', 'great', 'landlocked', 'ive', 'city', 'smaller', 'people', 'know', 'within', 'last', 'travel', 'heard', 'mundo', 'sovereign', 'two', 'small', 'size', 'trip', 'amazing']</text:p>
          </table:table-cell>
          <table:table-cell office:value-type="string" calcext:value-type="string">
            <text:p>['smallestcountryintheworld', 'smallestcountry', 'countries', 'smallest', 'country', 'tiny', 'mundo', 'small', 'smaller', 'world']</text:p>
          </table:table-cell>
          <table:table-cell office:value-type="string" calcext:value-type="string">
            <text:p>['country', 'smallest', 'countries', 'visited', 'state', 'landlocked', 'city', 'mundo', 'sovereign', 'trip']</text:p>
          </table:table-cell>
          <table:table-cell office:value-type="string" calcext:value-type="string">
            <text:p>['the smallest country in the world', 'the smallest country in the world ,', 'at the its smallest country in the world!']</text:p>
          </table:table-cell>
          <table:table-cell office:value-type="string" calcext:value-type="string">
            <text:p> Tiny Landlocked Nations</text:p>
            <text:p/>
          </table:table-cell>
          <table:table-cell office:value-type="string" calcext:value-type="string">
            <text:p> Microscopic Nation Travelogue</text:p>
            <text:p>[</text:p>
          </table:table-cell>
        </table:table-row>
        <table:table-row table:style-name="ro2">
          <table:table-cell office:value-type="float" office:value="16" calcext:value-type="float">
            <text:p>16</text:p>
          </table:table-cell>
          <table:table-cell office:value-type="float" office:value="169" calcext:value-type="float">
            <text:p>169</text:p>
          </table:table-cell>
          <table:table-cell table:style-name="ce12" office:value-type="string" calcext:value-type="string">
            <text:p>16_cat_cats_dog_male</text:p>
          </table:table-cell>
          <table:table-cell office:value-type="string" calcext:value-type="string">
            <text:p>['cat', 'cats', 'dog', 'male', 'dogs', 'lost', 'catsofinstagram', 'lpie', 'catsoftwitter', 'puppy', '2019', 'female', 'animals', 'dogsofinstagram', 'pets', 'found', 'pelt', 'stray', 'old', 'adoptdontshop', 'family', 'help', '2020', 'furry', 'love', 'via', 'catstagram', 'lynx', 'hedgewatch', 'golf']</text:p>
          </table:table-cell>
          <table:table-cell office:value-type="string" calcext:value-type="string">
            <text:p>['cat', 'gatos', 'cats', 'catslife', 'catlife', 'katzenworld', 'kittens', 'catlover', 'catsrule', 'catsofinstagram']</text:p>
          </table:table-cell>
          <table:table-cell office:value-type="string" calcext:value-type="string">
            <text:p>['cats', 'lost', 'catsofinstagram', 'catsoftwitter', 'dogsofinstagram', 'pets', 'family', 'furry', 'catstagram', 'lynx']</text:p>
          </table:table-cell>
          <table:table-cell office:value-type="string" calcext:value-type="string">
            <text:p>['male cat lost on /11/2019 in , <text:s/>, - lpie', 'cat lost days ago - , ,', 'love the cat , ,']</text:p>
          </table:table-cell>
          <table:table-cell office:value-type="string" calcext:value-type="string">
            <text:p> Animal Adoption &amp; Stray Pets</text:p>
            <text:p/>
          </table:table-cell>
          <table:table-cell office:value-type="string" calcext:value-type="string">
            <text:p><text:s/>#PetRescueAndAdoption</text:p>
          </table:table-cell>
        </table:table-row>
        <table:table-row table:style-name="ro1">
          <table:table-cell office:value-type="float" office:value="17" calcext:value-type="float">
            <text:p>17</text:p>
          </table:table-cell>
          <table:table-cell office:value-type="float" office:value="166" calcext:value-type="float">
            <text:p>166</text:p>
          </table:table-cell>
          <table:table-cell table:style-name="ce11" office:value-type="string" calcext:value-type="string">
            <text:p>17_sunrise_length_utc_noon</text:p>
          </table:table-cell>
          <table:table-cell office:value-type="string" calcext:value-type="string">
            <text:p>['sunrise', 'length', 'utc', 'noon', 'sunset', 'morning', 'good', 'cet', 'day', 'cest', 'december', 'april', 'eet', 'january', '01', 'february', '59', 'october', '55', '46', '25', '39', 'march', 'eest', 'june', '06', '02', '34', '14', '16']</text:p>
          </table:table-cell>
          <table:table-cell office:value-type="string" calcext:value-type="string">
            <text:p>['25am', 'sunrise', 'morning', '16am', '27am', '08pm', 'noon', 'day', '49am', '12pm']</text:p>
          </table:table-cell>
          <table:table-cell office:value-type="string" calcext:value-type="string">
            <text:p>['sunrise', 'length', 'utc', 'noon', 'sunset', 'morning', 'day', 'december', 'april', '06']</text:p>
          </table:table-cell>
          <table:table-cell office:value-type="string" calcext:value-type="string">
            <text:p>['good morning, ! sunrise :07, noon :03, sunset :00 cet (utc+1), march . day length: h m.', 'good morning, ! sunrise :22, noon :41, sunset :00 cet (utc+1), december . day length: h m.', 'good morning, ! sunrise :08, noon :01, sunset :55 cet (utc+1), march . day length: h m.']</text:p>
          </table:table-cell>
          <table:table-cell office:value-type="string" calcext:value-type="string">
            <text:p><text:s/>**Time Zones &amp; Seasonal Days**</text:p>
          </table:table-cell>
          <table:table-cell office:value-type="string" calcext:value-type="string">
            <text:p><text:s/>Time, Day, &amp; Weather</text:p>
          </table:table-cell>
        </table:table-row>
        <table:table-row table:style-name="ro2">
          <table:table-cell office:value-type="float" office:value="18" calcext:value-type="float">
            <text:p>18</text:p>
          </table:table-cell>
          <table:table-cell office:value-type="float" office:value="123" calcext:value-type="float">
            <text:p>123</text:p>
          </table:table-cell>
          <table:table-cell table:style-name="ce10" office:value-type="string" calcext:value-type="string">
            <text:p>18_blockchain_crypto_bitcoin_meetup</text:p>
          </table:table-cell>
          <table:table-cell office:value-type="string" calcext:value-type="string">
            <text:p>['blockchain', 'crypto', 'bitcoin', 'meetup', 'cryptocurrency', 'metaverse', '1000x', '100x', 'bsc', 'doxxedteam', 'erc20', 'marketcap', 'kata', 'nft', 'skip', 'straight', 'low', 'web', 'technology', 'xrp', 'btc', 'moon', 'summit', 'cryptonaires', 'conference', 'twitter', 'ethereum', 'regulation', 'digital', 'data']</text:p>
          </table:table-cell>
          <table:table-cell office:value-type="string" calcext:value-type="string">
            <text:p>['blockchain', 'blockchaineconomy', 'cryptocurrency', 'bitcoin', 'cryptocurrencies', 'cryptofinance', 'crypto', 'cryptonaires', 'transactions', 'tokens']</text:p>
          </table:table-cell>
          <table:table-cell office:value-type="string" calcext:value-type="string">
            <text:p>['blockchain', 'crypto', 'bitcoin', 'cryptocurrency', 'doxxedteam', 'erc20', 'marketcap', 'web', 'cryptonaires', 'digital']</text:p>
          </table:table-cell>
          <table:table-cell office:value-type="string" calcext:value-type="string">
            <text:p>['. blockchain meetup see you there blockchain meetup <text:s/>bitcoin lightningnetwork', 'day at the blockchain summit in <text:s/>crypto blockchain ai expo cannabis technology', 'blockchain consulting services <text:s/>nice to see all these details about blockchain and crypto currency. <text:s/>cryptowallet crypto bitcoins blockchain']</text:p>
          </table:table-cell>
          <table:table-cell office:value-type="string" calcext:value-type="string">
            <text:p> Crypto Blockchain Conference .</text:p>
            <text:p/>
          </table:table-cell>
          <table:table-cell office:value-type="string" calcext:value-type="string">
            <text:p><text:s/>Web3 Crypto Conference Words:</text:p>
          </table:table-cell>
        </table:table-row>
        <table:table-row table:style-name="ro1">
          <table:table-cell office:value-type="float" office:value="19" calcext:value-type="float">
            <text:p>19</text:p>
          </table:table-cell>
          <table:table-cell office:value-type="float" office:value="104" calcext:value-type="float">
            <text:p>104</text:p>
          </table:table-cell>
          <table:table-cell table:style-name="ce6" office:value-type="string" calcext:value-type="string">
            <text:p>19_foodwaste_free_unitedkingdom_sandwich</text:p>
          </table:table-cell>
          <table:table-cell office:value-type="string" calcext:value-type="string">
            <text:p>['foodwaste', 'free', 'unitedkingdom', 'sandwich', 'organic', 'bread', 'pret', 'bun', 'fresh', 'buns', 'pastry', 'cheese', 'ham', 'donated', 'baguette', 'cinnamon', 'seeds', 'kindly', '2x', 'pesso', 'vegan', 'caffe', 'tesco', 'dk', 'tomatoes', 'sweet', 'salad', 'bowl', 'mixed', 'red']</text:p>
          </table:table-cell>
          <table:table-cell office:value-type="string" calcext:value-type="string">
            <text:p>['foodwaste', 'food', 'glutenfree', 'vegan', 'vegantravel', 'wholemeal', 'organic', 'sandwiches', 'soup', 'sandwich']</text:p>
          </table:table-cell>
          <table:table-cell office:value-type="string" calcext:value-type="string">
            <text:p>['foodwaste', 'free', 'sandwich', 'organic', 'bread', 'buns', 'pastry', 'vegan', 'salad', 'bowl']</text:p>
          </table:table-cell>
          <table:table-cell office:value-type="string" calcext:value-type="string">
            <text:p>['"organic soup" in <text:s/>unitedkingdom foodwaste free', '"sandwich from " in <text:s text:c="2"/>foodwaste free', '" " in <text:s text:c="2"/>foodwaste free']</text:p>
          </table:table-cell>
          <table:table-cell office:value-type="string" calcext:value-type="string">
            <text:p><text:s/>"UK Food Waste Donations"?</text:p>
          </table:table-cell>
          <table:table-cell office:value-type="string" calcext:value-type="string">
            <text:p><text:s/>Food Waste Reduction &amp; Free Sandwiches Initiative</text:p>
          </table:table-cell>
        </table:table-row>
        <table:table-row table:style-name="ro2">
          <table:table-cell office:value-type="float" office:value="20" calcext:value-type="float">
            <text:p>20</text:p>
          </table:table-cell>
          <table:table-cell office:value-type="float" office:value="100" calcext:value-type="float">
            <text:p>100</text:p>
          </table:table-cell>
          <table:table-cell table:style-name="ce2" office:value-type="string" calcext:value-type="string">
            <text:p>20_fitness_gym_workout_exercise</text:p>
          </table:table-cell>
          <table:table-cell office:value-type="string" calcext:value-type="string">
            <text:p>['fitness', 'gym', 'workout', 'exercise', 'training', 'health', 'gymlife', 'bodybuilding', 'abs', 'wellbeing', 'physical', 'ejercicio', 'chest', 'coaching', 'weight', 'semanas', 'balance', 'center', 'course', 'improve', 'musclegirl', 'fisioterapia', 'osteopathy', 'metabolic', 'chiropractic', 'bodybybentt', 'thm', 'sedentary', 'fitnessgirl', 'legday']</text:p>
          </table:table-cell>
          <table:table-cell office:value-type="string" calcext:value-type="string">
            <text:p>['workout', 'fitness', 'gym', 'gymlife', 'exercise', 'fitnessgirl', 'ejercicio', 'bodybuilding', 'fisioterapia', 'entreno']</text:p>
          </table:table-cell>
          <table:table-cell office:value-type="string" calcext:value-type="string">
            <text:p>['fitness', 'gym', 'workout', 'exercise', 'gymlife', 'bodybuilding', 'ejercicio', 'musclegirl', 'fisioterapia', 'fitnessgirl']</text:p>
          </table:table-cell>
          <table:table-cell office:value-type="string" calcext:value-type="string">
            <text:p>["i'm getting ready for the holidays. christmas holidays holidayseason gymlife gym gymmotivation <text:s/>sibiu staystrong stayfit fitness fitnessgirl fitwife motivation abs workout workoutmotivation", 'see you this weekend , ! fitness <text:s text:c="2"/>amateurolympia <text:s/>fitness', "many days i don't exercise, i miss the gym ,"]</text:p>
          </table:table-cell>
          <table:table-cell office:value-type="string" calcext:value-type="string">
            <text:p> Health &amp; Fitness Training</text:p>
            <text:p>These</text:p>
          </table:table-cell>
          <table:table-cell office:value-type="string" calcext:value-type="string">
            <text:p><text:s/>Fitness &amp; Wellbeing Words:</text:p>
          </table:table-cell>
        </table:table-row>
        <table:table-row table:style-name="ro1">
          <table:table-cell office:value-type="float" office:value="21" calcext:value-type="float">
            <text:p>21</text:p>
          </table:table-cell>
          <table:table-cell office:value-type="float" office:value="85" calcext:value-type="float">
            <text:p>85</text:p>
          </table:table-cell>
          <table:table-cell table:style-name="ce2" office:value-type="string" calcext:value-type="string">
            <text:p>21_phone_card_service_shipping</text:p>
          </table:table-cell>
          <table:table-cell office:value-type="string" calcext:value-type="string">
            <text:p>['phone', 'card', 'service', 'shipping', 'pay', 'store', 'would', 'delivery', 'online', 'tried', 'dont', 'failure', 'apple', 'cash', 'buy', 'money', 'customer', 'avis', 'banks', 'year', 'shop', 'deliver', 'sim', 'even', 'credit', 'parcel', 'number', 'buys', 'pickup', 'coco']</text:p>
          </table:table-cell>
          <table:table-cell office:value-type="string" calcext:value-type="string">
            <text:p>['paypal', 'service', 'customer', 'blocked', 'failure', 'debit', 'store', 'online', 'scam', 'mail']</text:p>
          </table:table-cell>
          <table:table-cell office:value-type="string" calcext:value-type="string">
            <text:p>['phone', 'card', 'shipping', 'store', 'delivery', 'online', 'apple', 'cash', 'customer', 'credit']</text:p>
          </table:table-cell>
          <table:table-cell office:value-type="string" calcext:value-type="string">
            <text:p>['failure of service day-638 blocked by <text:s/>for raising this legitimate service failure on social media. <text:s text:c="2"/>coco your love visit events shop <text:s/>love yourcouncil', 'failure of service day-494 blocked by <text:s/>for raising this legitimate service failure on social media. <text:s text:c="2"/>coco your love visit events shop <text:s/>love yourcouncil', 'failure of service day-494 blocked by <text:s/>countycouncil a publicly funded public service org for raising a public service issue on social media. <text:s text:c="2"/>coco your love visit events shop']</text:p>
          </table:table-cell>
          <table:table-cell office:value-type="string" calcext:value-type="string">
            <text:p><text:s/>E-commerce Payment &amp; Delivery Issues</text:p>
          </table:table-cell>
          <table:table-cell office:value-type="string" calcext:value-type="string">
            <text:p><text:s/>E-commerce Transactions”</text:p>
          </table:table-cell>
        </table:table-row>
        <table:table-row table:style-name="ro1">
          <table:table-cell office:value-type="float" office:value="22" calcext:value-type="float">
            <text:p>22</text:p>
          </table:table-cell>
          <table:table-cell office:value-type="float" office:value="84" calcext:value-type="float">
            <text:p>84</text:p>
          </table:table-cell>
          <table:table-cell table:style-name="ce2" office:value-type="string" calcext:value-type="string">
            <text:p>22_casino_monaco_monte_montecarlo</text:p>
          </table:table-cell>
          <table:table-cell office:value-type="string" calcext:value-type="string">
            <text:p>['casino', 'monaco', 'monte', 'montecarlo', 'montecarlomonaco', 'carlo', 'casinomontecarlo', 'poker', 'principality', 'casinosmontecarlo', 'winnings', 'roulette', 'cotedazur', 'fancy', 'montecarlocasino', 'vacances', 'night', 'lost', 'pokerdad', 'pokerlife', 'pokerpro', 'pokeronline', 'pokerdadlife', 'hoteldeparismontecarlo', 'pokerplayer', 'joannabujoli', 'martini', 'grinch', 'slot', 'jmlpyt']</text:p>
          </table:table-cell>
          <table:table-cell office:value-type="string" calcext:value-type="string">
            <text:p>['casino', 'casinosmontecarlo', 'casinomontecarlo', 'gambling', 'pokerslotnlhd', 'pokerlife', 'gamblinglaw', 'gamble', 'roulette', 'poker']</text:p>
          </table:table-cell>
          <table:table-cell office:value-type="string" calcext:value-type="string">
            <text:p>['casino', 'casinomontecarlo', 'poker', 'casinosmontecarlo', 'roulette', 'pokerdad', 'pokerlife', 'pokerpro', 'pokeronline', 'pokerplayer']</text:p>
          </table:table-cell>
          <table:table-cell office:value-type="string" calcext:value-type="string">
            <text:p>['welcome to monaco at casino casino de', 'em casino de', 'when in ........ casino de']</text:p>
          </table:table-cell>
          <table:table-cell office:value-type="string" calcext:value-type="string">
            <text:p><text:s/>Luxury Casino Gaming .</text:p>
          </table:table-cell>
          <table:table-cell office:value-type="string" calcext:value-type="string">
            <text:p><text:s/>Monte Carlo Casino Poker Night #G</text:p>
          </table:table-cell>
        </table:table-row>
        <table:table-row table:style-name="ro1">
          <table:table-cell office:value-type="float" office:value="23" calcext:value-type="float">
            <text:p>23</text:p>
          </table:table-cell>
          <table:table-cell office:value-type="float" office:value="83" calcext:value-type="float">
            <text:p>83</text:p>
          </table:table-cell>
          <table:table-cell table:style-name="ce2" office:value-type="string" calcext:value-type="string">
            <text:p>23_book_read_books_poetry</text:p>
          </table:table-cell>
          <table:table-cell office:value-type="string" calcext:value-type="string">
            <text:p>['book', 'read', 'books', 'poetry', 'reading', 'poems', 'novel', 'library', 'literature', 'copy', 'new', 'bookstore', 'bestseller', 'fiction', 'amp', 'lectura', 'looking', 'forward', 'order', 'libro', 'holiday', 'today', 'one', 'magazine', 'happy', 'booklovers', 'bookstagram', 'campengabacho', 'authors', 'drakon']</text:p>
          </table:table-cell>
          <table:table-cell office:value-type="string" calcext:value-type="string">
            <text:p>['booklovers', 'book', 'lectura', 'bestseller', 'livro', 'books', 'literature', 'libro', 'literatura', 'reading']</text:p>
          </table:table-cell>
          <table:table-cell office:value-type="string" calcext:value-type="string">
            <text:p>['book', 'books', 'reading', 'poems', 'literature', 'bookstore', 'bestseller', 'holiday', 'booklovers', 'bookstagram']</text:p>
          </table:table-cell>
          <table:table-cell office:value-type="string" calcext:value-type="string">
            <text:p>['today we launched the international book club at ! we watched book reviews from and submitted some greetings on for our partners from to watch. we love reading .do you?', 'wonderful afternoon in the library, in the company of the poet elena dereli nani, who presented her new poetry book &amp;amp; our students reciting or reading her poems. even the coming winter looks idyllic and hopeful! booklovers poetry poetsoftwitter ', "finished this awesome book in less than a week! as always with books, once you pick it up, you can't put it down!! book reading novel crime ,"]</text:p>
          </table:table-cell>
          <table:table-cell office:value-type="string" calcext:value-type="string">
            <text:p><text:s/>"Literature &amp; Book Lovers"</text:p>
          </table:table-cell>
          <table:table-cell office:value-type="string" calcext:value-type="string">
            <text:p><text:s/>"Literature Lovers &amp; Book Club"</text:p>
          </table:table-cell>
        </table:table-row>
        <table:table-row table:style-name="ro1">
          <table:table-cell table:number-columns-repeated="9"/>
        </table:table-row>
        <table:table-row table:style-name="ro1">
          <table:table-cell office:value-type="string" calcext:value-type="string">
            <text:p>tot</text:p>
          </table:table-cell>
          <table:table-cell table:formula="of:=SUM([.B2:.B26])" office:value-type="float" office:value="46065" calcext:value-type="float">
            <text:p>46065</text:p>
          </table:table-cell>
          <table:table-cell table:number-columns-repeated="7"/>
        </table:table-row>
        <table:table-row table:style-name="ro1" table:number-rows-repeated="3">
          <table:table-cell table:number-columns-repeated="9"/>
        </table:table-row>
        <table:table-row table:style-name="ro1">
          <table:table-cell table:number-columns-repeated="2"/>
          <table:table-cell office:value-type="string" calcext:value-type="string">
            <text:p>no topic</text:p>
          </table:table-cell>
          <table:table-cell table:formula="of:=[.B2]/[.B28]" office:value-type="float" office:value="0.505546510365787" calcext:value-type="float">
            <text:p>0.505546510365787</text:p>
          </table:table-cell>
          <table:table-cell table:number-columns-repeated="5"/>
        </table:table-row>
        <table:table-row table:style-name="ro1">
          <table:table-cell table:number-columns-repeated="2"/>
          <table:table-cell table:style-name="ce3" office:value-type="string" calcext:value-type="string">
            <text:p>family and celebrations</text:p>
          </table:table-cell>
          <table:table-cell table:formula="of:=[.B5]/[.B28]" office:value-type="float" office:value="0.0348203625312059" calcext:value-type="float">
            <text:p>0.0348203625312059</text:p>
          </table:table-cell>
          <table:table-cell table:number-columns-repeated="5"/>
        </table:table-row>
        <table:table-row table:style-name="ro1">
          <table:table-cell table:number-columns-repeated="2"/>
          <table:table-cell table:style-name="ce5" office:value-type="string" calcext:value-type="string">
            <text:p>politics/society</text:p>
          </table:table-cell>
          <table:table-cell table:formula="of:=SUM([.B9];[.B10];[.B7])/[.B28]" office:value-type="float" office:value="0.0799305329425811" calcext:value-type="float">
            <text:p>0.0799305329425811</text:p>
          </table:table-cell>
          <table:table-cell table:number-columns-repeated="5"/>
        </table:table-row>
        <table:table-row table:style-name="ro1">
          <table:table-cell table:number-columns-repeated="2"/>
          <table:table-cell table:style-name="ce2" office:value-type="string" calcext:value-type="string">
            <text:p>sport/musicfree time</text:p>
          </table:table-cell>
          <table:table-cell table:formula="of:=SUM(;[.B13];[.B4];[.B17];[.B25];[.B23];[.B24];[.B26])/[.B28]" office:value-type="float" office:value="0.0998806034950613" calcext:value-type="float">
            <text:p>0.0998806034950613</text:p>
          </table:table-cell>
          <table:table-cell table:number-columns-repeated="5"/>
        </table:table-row>
        <table:table-row table:style-name="ro1">
          <table:table-cell table:number-columns-repeated="2"/>
          <table:table-cell table:style-name="ce13" office:value-type="string" calcext:value-type="string">
            <text:p>travelling</text:p>
          </table:table-cell>
          <table:table-cell table:formula="of:=SUM([.B3];[.B18])/[.B28]" office:value-type="float" office:value="0.155714750895474" calcext:value-type="float">
            <text:p>0.155714750895474</text:p>
          </table:table-cell>
          <table:table-cell table:number-columns-repeated="5"/>
        </table:table-row>
        <table:table-row table:style-name="ro1">
          <table:table-cell table:number-columns-repeated="2"/>
          <table:table-cell table:style-name="ce6" office:value-type="string" calcext:value-type="string">
            <text:p>food/drink</text:p>
          </table:table-cell>
          <table:table-cell table:formula="of:=SUM([.B8];[.B22])/[.B28]" office:value-type="float" office:value="0.0312818842939325" calcext:value-type="float">
            <text:p>0.0312818842939325</text:p>
          </table:table-cell>
          <table:table-cell table:number-columns-repeated="5"/>
        </table:table-row>
        <table:table-row table:style-name="ro1">
          <table:table-cell table:number-columns-repeated="2"/>
          <table:table-cell table:style-name="ce9" office:value-type="string" calcext:value-type="string">
            <text:p>coronavirus/vaccines/health</text:p>
          </table:table-cell>
          <table:table-cell table:formula="of:=[.B12]/[.B28]" office:value-type="float" office:value="0.00818408770215999" calcext:value-type="float">
            <text:p>0.00818408770215999</text:p>
          </table:table-cell>
          <table:table-cell table:number-columns-repeated="5"/>
        </table:table-row>
        <table:table-row table:style-name="ro1">
          <table:table-cell table:number-columns-repeated="2"/>
          <table:table-cell table:style-name="ce14" office:value-type="string" calcext:value-type="string">
            <text:p>transportation</text:p>
          </table:table-cell>
          <table:table-cell table:formula="of:=[.B11]/[.B28]" office:value-type="float" office:value="0.0178877672853576" calcext:value-type="float">
            <text:p>0.0178877672853576</text:p>
          </table:table-cell>
          <table:table-cell table:number-columns-repeated="5"/>
        </table:table-row>
        <table:table-row table:style-name="ro1">
          <table:table-cell table:number-columns-repeated="2"/>
          <table:table-cell table:style-name="ce4" office:value-type="string" calcext:value-type="string">
            <text:p>post photo</text:p>
          </table:table-cell>
          <table:table-cell table:formula="of:=[.B6]/[.B28]" office:value-type="float" office:value="0.0347335287094323" calcext:value-type="float">
            <text:p>0.0347335287094323</text:p>
          </table:table-cell>
          <table:table-cell table:number-columns-repeated="5"/>
        </table:table-row>
        <table:table-row table:style-name="ro1">
          <table:table-cell table:number-columns-repeated="2"/>
          <table:table-cell table:style-name="ce11" office:value-type="string" calcext:value-type="string">
            <text:p>nature/weather/natiral disaster</text:p>
          </table:table-cell>
          <table:table-cell table:formula="of:=SUM([.B15];[.B20])/[.B28]" office:value-type="float" office:value="0.0110713122761316" calcext:value-type="float">
            <text:p>0.0110713122761316</text:p>
          </table:table-cell>
          <table:table-cell table:number-columns-repeated="5"/>
        </table:table-row>
        <table:table-row table:style-name="ro1">
          <table:table-cell table:number-columns-repeated="2"/>
          <table:table-cell table:style-name="ce15" office:value-type="string" calcext:value-type="string">
            <text:p>animals</text:p>
          </table:table-cell>
          <table:table-cell table:formula="of:=[.B19]/[.B28]" office:value-type="float" office:value="0.00366872896993379" calcext:value-type="float">
            <text:p>0.00366872896993379</text:p>
          </table:table-cell>
          <table:table-cell table:number-columns-repeated="5"/>
        </table:table-row>
        <table:table-row table:style-name="ro1">
          <table:table-cell table:number-columns-repeated="2"/>
          <table:table-cell table:style-name="ce10" office:value-type="string" calcext:value-type="string">
            <text:p>economy</text:p>
          </table:table-cell>
          <table:table-cell table:formula="of:=SUM([.B14];[.B21])/[.B28]" office:value-type="float" office:value="0.0102463909692825" calcext:value-type="float">
            <text:p>0.0102463909692825</text:p>
          </table:table-cell>
          <table:table-cell table:number-columns-repeated="5"/>
        </table:table-row>
        <table:table-row table:style-name="ro1">
          <table:table-cell table:number-columns-repeated="2"/>
          <table:table-cell office:value-type="string" calcext:value-type="string">
            <text:p>others</text:p>
          </table:table-cell>
          <table:table-cell table:formula="of:=[.B16]/[.B28]" office:value-type="float" office:value="0.00703353956366005" calcext:value-type="float">
            <text:p>0.00703353956366005</text:p>
          </table:table-cell>
          <table:table-cell table:number-columns-repeated="5"/>
        </table:table-row>
        <table:table-row table:style-name="ro1">
          <table:table-cell table:number-columns-repeated="9"/>
        </table:table-row>
        <table:table-row table:style-name="ro1">
          <table:table-cell table:number-columns-repeated="3"/>
          <table:table-cell table:formula="of:=SUM([.D32:.D44])" office:value-type="float" office:value="1" calcext:value-type="float">
            <text:p>1</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04T10:49:22.780152143</dc:date>
    <meta:editing-duration>PT14M41S</meta:editing-duration>
    <meta:editing-cycles>1</meta:editing-cycles>
    <meta:document-statistic meta:table-count="1" meta:cell-count="263" meta:object-count="0"/>
    <meta:generator>LibreOffice/7.3.7.2$Linux_X86_64 LibreOffice_project/30$Build-2</meta:generator>
  </office:meta>
</office:document-meta>
</file>